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3" style:family="graphic" style:parent-style-name="standard">
      <style:graphic-properties draw:stroke="none" svg:stroke-color="#000000" draw:fill="none" draw:fill-color="#ffffff" fo:min-height="0.127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.389cm" svg:height="0.962cm" svg:x="9.636cm" svg:y="1.381cm">
          <draw:text-box>
            <text:p>Document</text:p>
          </draw:text-box>
        </draw:frame>
        <draw:frame draw:style-name="gr1" draw:layer="layout" svg:width="2.229cm" svg:height="0.962cm" svg:x="9.89cm" svg:y="2.651cm">
          <draw:text-box>
            <text:p>HTML</text:p>
          </draw:text-box>
        </draw:frame>
        <draw:frame draw:style-name="gr1" draw:layer="layout" svg:width="2.013cm" svg:height="0.962cm" svg:x="7.096cm" svg:y="4.483cm">
          <draw:text-box>
            <text:p>Head</text:p>
          </draw:text-box>
        </draw:frame>
        <draw:frame draw:style-name="gr2" draw:layer="layout" svg:width="1.946cm" svg:height="0.962cm" svg:x="12.303cm" svg:y="4.556cm">
          <draw:text-box>
            <text:p>Body</text:p>
          </draw:text-box>
        </draw:frame>
        <draw:frame draw:style-name="gr1" draw:layer="layout" svg:width="3.495cm" svg:height="1.673cm" svg:x="5.294cm" svg:y="5.677cm">
          <draw:text-box>
            <text:p>Title</text:p>
            <text:p>“sf-wdi-25”</text:p>
          </draw:text-box>
        </draw:frame>
        <draw:frame draw:style-name="gr1" draw:layer="layout" svg:width="7.601cm" svg:height="1.673cm" svg:x="12.049cm" svg:y="5.445cm">
          <draw:text-box>
            <text:p>Header<text:line-break/>Various elements/buttons</text:p>
          </draw:text-box>
        </draw:frame>
        <draw:frame draw:style-name="gr3" draw:layer="layout" svg:width="6.477cm" svg:height="2.384cm" svg:x="11.922cm" svg:y="8.112cm">
          <draw:text-box>
            <text:p>Main content<text:line-break/>Various links and text (eg: “homework”</text:p>
          </draw:text-box>
        </draw:frame>
        <draw:frame draw:style-name="gr1" draw:layer="layout" svg:width="6.793cm" svg:height="1.673cm" svg:x="12.43cm" svg:y="12.303cm">
          <draw:text-box>
            <text:p>Site footer<text:line-break/>Various links, text log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9T20:54:00.263681768</meta:creation-date>
    <dc:date>2015-11-19T21:49:59.550565337</dc:date>
    <meta:editing-duration>PT40M49S</meta:editing-duration>
    <meta:editing-cycles>1</meta:editing-cycles>
    <meta:document-statistic meta:object-count="8"/>
    <meta:generator>LibreOffice/4.2.8.2$Linux_X86_64 LibreOffice_project/420m0$Build-2</meta:generator>
  </office:meta>
</office:document-meta>
</file>